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" svg:font-family="FreeSans" style:font-family-generic="roman"/>
    <style:font-face style:name="Lohit Hindi" svg:font-family="'Lohit Hindi'" style:font-family-generic="roman"/>
    <style:font-face style:name="Microsoft YaHei" svg:font-family="'Microsoft YaHei'" style:font-family-generic="roman"/>
    <style:font-face style:name="OpenSymbol" svg:font-family="OpenSymbol, 'Arial Unicode M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/>
    </style:style>
    <style:style style:name="P2" style:family="paragraph" style:parent-style-name="Standard" style:master-page-name="">
      <style:paragraph-properties fo:margin-left="0cm" fo:margin-right="0cm" fo:line-height="100%" fo:text-align="justify" style:justify-single-word="false" fo:orphans="2" fo:widows="2" fo:text-indent="1.27cm" style:auto-text-indent="false" style:page-number="auto" style:writing-mode="lr-tb"/>
      <style:text-properties officeooo:paragraph-rsid="00260b36"/>
    </style:style>
    <style:style style:name="P3" style:family="paragraph" style:parent-style-name="Text_20_body">
      <style:text-properties fo:color="#0000cc" officeooo:paragraph-rsid="00260b36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text-properties fo:color="#000000" officeooo:paragraph-rsid="001cb57b"/>
    </style:style>
    <style:style style:name="P6" style:family="paragraph" style:parent-style-name="Text_20_body">
      <style:text-properties fo:color="#000000" officeooo:paragraph-rsid="0021c51e"/>
    </style:style>
    <style:style style:name="P7" style:family="paragraph" style:parent-style-name="Text_20_body">
      <style:text-properties fo:color="#000000" officeooo:rsid="002314df" officeooo:paragraph-rsid="002314df"/>
    </style:style>
    <style:style style:name="P8" style:family="paragraph" style:parent-style-name="Text_20_body">
      <style:text-properties fo:color="#000000" officeooo:paragraph-rsid="0026e0ca"/>
    </style:style>
    <style:style style:name="P9" style:family="paragraph" style:parent-style-name="Text_20_body">
      <style:text-properties fo:color="#000000" fo:font-size="14pt" fo:language="uk" fo:country="UA" officeooo:rsid="002314df" officeooo:paragraph-rsid="00248dac" style:font-size-asian="14pt" style:language-asian="uk" style:country-asian="UA" style:font-size-complex="14pt"/>
    </style:style>
    <style:style style:name="P10" style:family="paragraph" style:parent-style-name="Text_20_body">
      <style:text-properties fo:color="#000000" officeooo:rsid="0026e0ca" officeooo:paragraph-rsid="0026e0ca"/>
    </style:style>
    <style:style style:name="P11" style:family="paragraph" style:parent-style-name="Text_20_body">
      <style:text-properties fo:color="#000000" officeooo:paragraph-rsid="002846a2"/>
    </style:style>
    <style:style style:name="P12" style:family="paragraph" style:parent-style-name="Text_20_body">
      <style:text-properties officeooo:paragraph-rsid="002eb7d9"/>
    </style:style>
    <style:style style:name="P13" style:family="paragraph" style:parent-style-name="Text_20_body" style:list-style-name="L1">
      <style:text-properties fo:color="#000000" officeooo:paragraph-rsid="001cb57b"/>
    </style:style>
    <style:style style:name="P14" style:family="paragraph" style:parent-style-name="Text_20_body" style:list-style-name="L2">
      <style:text-properties fo:color="#000000" fo:font-size="14pt" fo:language="uk" fo:country="UA" officeooo:rsid="0021c51e" officeooo:paragraph-rsid="0021c51e" style:font-size-asian="14pt" style:language-asian="uk" style:country-asian="UA" style:font-size-complex="14pt"/>
    </style:style>
    <style:style style:name="P15" style:family="paragraph" style:parent-style-name="Text_20_body" style:list-style-name="L3">
      <style:text-properties fo:color="#000000" fo:font-size="14pt" fo:language="uk" fo:country="UA" officeooo:rsid="002314df" officeooo:paragraph-rsid="00248dac" style:font-size-asian="14pt" style:language-asian="uk" style:country-asian="UA" style:font-size-complex="14pt"/>
    </style:style>
    <style:style style:name="P16" style:family="paragraph" style:parent-style-name="Text_20_body">
      <style:text-properties fo:color="#000000" fo:font-size="14pt" fo:language="uk" fo:country="UA" officeooo:rsid="002314df" officeooo:paragraph-rsid="0035ca33" style:font-size-asian="14pt" style:language-asian="uk" style:country-asian="UA" style:font-size-complex="14pt"/>
    </style:style>
    <style:style style:name="P17" style:family="paragraph" style:parent-style-name="Text_20_body" style:list-style-name="L3">
      <style:text-properties fo:color="#000000" officeooo:paragraph-rsid="00248dac"/>
    </style:style>
    <style:style style:name="P18" style:family="paragraph" style:parent-style-name="Text_20_body" style:list-style-name="L4" style:master-page-name="">
      <style:paragraph-properties fo:margin-left="0cm" fo:margin-right="0cm" fo:line-height="100%" fo:text-align="justify" style:justify-single-word="false" fo:orphans="2" fo:widows="2" fo:text-indent="0.635cm" style:auto-text-indent="false" style:page-number="auto" style:writing-mode="lr-tb"/>
      <style:text-properties officeooo:paragraph-rsid="00260b36"/>
    </style:style>
    <style:style style:name="P19" style:family="paragraph" style:parent-style-name="Text_20_body" style:list-style-name="L4">
      <style:paragraph-properties fo:margin-left="0cm" fo:margin-right="0cm" fo:line-height="100%" fo:text-align="justify" style:justify-single-word="false" fo:orphans="2" fo:widows="2" fo:text-indent="0.635cm" style:auto-text-indent="false" style:writing-mode="lr-tb"/>
      <style:text-properties officeooo:paragraph-rsid="00260b36"/>
    </style:style>
    <style:style style:name="P20" style:family="paragraph" style:parent-style-name="Title" style:master-page-name="Standard">
      <style:paragraph-properties style:page-number="auto"/>
      <style:text-properties fo:color="#000000"/>
    </style:style>
    <style:style style:name="P21" style:family="paragraph" style:parent-style-name="Heading_20_1" style:master-page-name="">
      <style:paragraph-properties fo:margin-left="1.499cm" fo:margin-right="1.499cm" fo:margin-top="0.423cm" fo:margin-bottom="0.212cm" style:contextual-spacing="false" fo:text-align="justify" style:justify-single-word="false" fo:orphans="2" fo:widows="2" fo:text-indent="0cm" style:auto-text-indent="false" style:page-number="auto" style:writing-mode="lr-tb"/>
      <style:text-properties fo:color="#000000"/>
    </style:style>
    <style:style style:name="T1" style:family="text">
      <style:text-properties fo:font-size="14pt" fo:language="uk" fo:country="UA" fo:font-weight="bold" style:font-size-asian="14pt" style:font-weight-asian="bold"/>
    </style:style>
    <style:style style:name="T2" style:family="text">
      <style:text-properties fo:font-size="14pt" fo:language="uk" fo:country="UA" fo:font-weight="bold" style:font-size-asian="14pt" style:font-weight-asian="bold" style:font-size-complex="14pt"/>
    </style:style>
    <style:style style:name="T3" style:family="text">
      <style:text-properties fo:font-size="14pt" fo:language="uk" fo:country="UA" fo:font-weight="bold" officeooo:rsid="00119049" style:font-size-asian="14pt" style:font-weight-asian="bold"/>
    </style:style>
    <style:style style:name="T4" style:family="text">
      <style:text-properties fo:font-size="14pt" fo:language="uk" fo:country="UA" fo:font-weight="bold" officeooo:rsid="00153fa1" style:font-size-asian="14pt" style:font-weight-asian="bold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officeooo:rsid="00162329" style:font-size-asian="14pt" style:font-size-complex="14pt"/>
    </style:style>
    <style:style style:name="T7" style:family="text">
      <style:text-properties fo:font-size="14pt" fo:language="uk" fo:country="UA" style:font-size-asian="14pt" style:language-asian="uk" style:country-asian="UA" style:font-size-complex="14pt"/>
    </style:style>
    <style:style style:name="T8" style:family="text">
      <style:text-properties fo:font-size="14pt" fo:language="uk" fo:country="UA" officeooo:rsid="00162329" style:font-size-asian="14pt" style:language-asian="uk" style:country-asian="UA" style:font-size-complex="14pt"/>
    </style:style>
    <style:style style:name="T9" style:family="text">
      <style:text-properties fo:font-size="14pt" fo:language="uk" fo:country="UA" officeooo:rsid="00179cd1" style:font-size-asian="14pt" style:language-asian="uk" style:country-asian="UA" style:font-size-complex="14pt"/>
    </style:style>
    <style:style style:name="T10" style:family="text">
      <style:text-properties fo:font-size="14pt" fo:language="uk" fo:country="UA" officeooo:rsid="00183430" style:font-size-asian="14pt" style:language-asian="uk" style:country-asian="UA" style:font-size-complex="14pt"/>
    </style:style>
    <style:style style:name="T11" style:family="text">
      <style:text-properties fo:font-size="14pt" fo:language="uk" fo:country="UA" officeooo:rsid="0018d485" style:font-size-asian="14pt" style:language-asian="uk" style:country-asian="UA" style:font-size-complex="14pt"/>
    </style:style>
    <style:style style:name="T12" style:family="text">
      <style:text-properties fo:font-size="14pt" fo:language="uk" fo:country="UA" officeooo:rsid="001cb57b" style:font-size-asian="14pt" style:language-asian="uk" style:country-asian="UA" style:font-size-complex="14pt"/>
    </style:style>
    <style:style style:name="T13" style:family="text">
      <style:text-properties fo:font-size="14pt" fo:language="uk" fo:country="UA" officeooo:rsid="001e8749" style:font-size-asian="14pt" style:language-asian="uk" style:country-asian="UA" style:font-size-complex="14pt"/>
    </style:style>
    <style:style style:name="T14" style:family="text">
      <style:text-properties fo:font-size="14pt" fo:language="uk" fo:country="UA" officeooo:rsid="002007ec" style:font-size-asian="14pt" style:language-asian="uk" style:country-asian="UA" style:font-size-complex="14pt"/>
    </style:style>
    <style:style style:name="T15" style:family="text">
      <style:text-properties fo:font-size="14pt" fo:language="uk" fo:country="UA" officeooo:rsid="0021c51e" style:font-size-asian="14pt" style:language-asian="uk" style:country-asian="UA" style:font-size-complex="14pt"/>
    </style:style>
    <style:style style:name="T16" style:family="text">
      <style:text-properties fo:font-size="14pt" fo:language="uk" fo:country="UA" officeooo:rsid="002314df" style:font-size-asian="14pt" style:language-asian="uk" style:country-asian="UA" style:font-size-complex="14pt"/>
    </style:style>
    <style:style style:name="T17" style:family="text">
      <style:text-properties fo:font-size="14pt" fo:language="uk" fo:country="UA" officeooo:rsid="00248dac" style:font-size-asian="14pt" style:language-asian="uk" style:country-asian="UA" style:font-size-complex="14pt"/>
    </style:style>
    <style:style style:name="T18" style:family="text">
      <style:text-properties fo:font-size="14pt" fo:language="uk" fo:country="UA" officeooo:rsid="0028cc7d" style:font-size-asian="14pt" style:language-asian="uk" style:country-asian="UA" style:font-size-complex="14pt"/>
    </style:style>
    <style:style style:name="T19" style:family="text">
      <style:text-properties fo:font-size="14pt" fo:language="uk" fo:country="UA" officeooo:rsid="002c911b" style:font-size-asian="14pt" style:language-asian="uk" style:country-asian="UA" style:font-size-complex="14pt"/>
    </style:style>
    <style:style style:name="T20" style:family="text">
      <style:text-properties fo:font-size="14pt" fo:language="uk" fo:country="UA" officeooo:rsid="00326706" style:font-size-asian="14pt" style:language-asian="uk" style:country-asian="UA" style:font-size-complex="14pt"/>
    </style:style>
    <style:style style:name="T21" style:family="text">
      <style:text-properties fo:font-size="14pt" fo:language="uk" fo:country="UA" fo:font-style="italic" style:font-size-asian="14pt" style:language-asian="uk" style:country-asian="UA" style:font-style-asian="italic" style:font-size-complex="14pt" style:font-style-complex="italic"/>
    </style:style>
    <style:style style:name="T22" style:family="text">
      <style:text-properties fo:font-size="14pt" fo:language="uk" fo:country="UA" fo:font-style="italic" officeooo:rsid="0021c51e" style:font-size-asian="14pt" style:language-asian="uk" style:country-asian="UA" style:font-style-asian="italic" style:font-size-complex="14pt" style:font-style-complex="italic"/>
    </style:style>
    <style:style style:name="T23" style:family="text">
      <style:text-properties fo:font-size="14pt" fo:language="uk" fo:country="UA" fo:font-style="italic" officeooo:rsid="002007ec" style:font-size-asian="14pt" style:language-asian="uk" style:country-asian="UA" style:font-style-asian="italic" style:font-size-complex="14pt" style:font-style-complex="italic"/>
    </style:style>
    <style:style style:name="T24" style:family="text">
      <style:text-properties fo:font-size="14pt" fo:letter-spacing="-0.018cm" fo:language="uk" fo:country="UA" style:font-size-asian="14pt" style:font-size-complex="14pt" style:font-style-complex="italic"/>
    </style:style>
    <style:style style:name="T25" style:family="text">
      <style:text-properties style:font-size-complex="14pt"/>
    </style:style>
    <style:style style:name="T26" style:family="text">
      <style:text-properties officeooo:rsid="0026e0ca" style:font-size-complex="14pt"/>
    </style:style>
    <style:style style:name="T27" style:family="text">
      <style:text-properties style:font-size-complex="12pt"/>
    </style:style>
    <style:style style:name="T28" style:family="text">
      <style:text-properties style:font-name="Times New Roman" fo:font-size="14pt" fo:language="uk" fo:country="UA" fo:font-weight="bold" officeooo:rsid="001711fc" style:font-size-asian="14pt" style:font-weight-asian="bold" style:font-name-complex="Times New Roman" style:font-size-complex="14pt"/>
    </style:style>
    <style:style style:name="T29" style:family="text">
      <style:text-properties style:font-name="Times New Roman" fo:font-size="14pt" fo:language="uk" fo:country="UA" fo:font-weight="normal" officeooo:rsid="001711fc" style:font-size-asian="14pt" style:language-asian="uk" style:country-asian="UA" style:font-weight-asian="normal" style:font-name-complex="Times New Roman" style:font-size-complex="14pt" style:font-weight-complex="normal"/>
    </style:style>
    <style:style style:name="T30" style:family="text">
      <style:text-properties officeooo:rsid="001cb57b"/>
    </style:style>
    <style:style style:name="T31" style:family="text">
      <style:text-properties officeooo:rsid="0021c51e"/>
    </style:style>
    <style:style style:name="T32" style:family="text">
      <style:text-properties fo:color="#000000" style:font-name="Times New Roman" fo:font-size="14pt" fo:language="uk" fo:country="UA" fo:font-weight="normal" officeooo:rsid="003133bd" style:font-size-asian="14pt" style:font-weight-asian="normal" style:font-size-complex="14pt" style:font-weight-complex="normal"/>
    </style:style>
    <style:style style:name="T33" style:family="text">
      <style:text-properties fo:color="#000000" style:font-name="Times New Roman" fo:font-size="14pt" fo:language="uk" fo:country="UA" fo:font-weight="normal" officeooo:rsid="003395d6" style:font-size-asian="14pt" style:font-weight-asian="normal" style:font-size-complex="14pt" style:font-weight-complex="normal"/>
    </style:style>
    <style:style style:name="T34" style:family="text">
      <style:text-properties fo:color="#000000" style:font-name="Times New Roman" fo:font-size="14pt" fo:language="uk" fo:country="UA" fo:font-weight="normal" officeooo:rsid="0033e1ec" style:font-size-asian="14pt" style:font-weight-asian="normal" style:font-size-complex="14pt" style:font-weight-complex="normal"/>
    </style:style>
    <style:style style:name="T35" style:family="text">
      <style:text-properties fo:color="#000000" style:font-name="Times New Roman" fo:font-size="14pt" fo:language="uk" fo:country="UA" fo:font-weight="normal" officeooo:rsid="00360c8c" style:font-size-asian="14pt" style:font-weight-asian="normal" style:font-size-complex="14pt" style:font-weight-complex="normal"/>
    </style:style>
    <style:style style:name="T36" style:family="text">
      <style:text-properties fo:color="#000000" style:font-name="Times New Roman" fo:font-size="14pt" fo:language="uk" fo:country="UA" fo:font-weight="normal" officeooo:rsid="002314df" style:font-size-asian="14pt" style:language-asian="uk" style:country-asian="UA" style:font-weight-asian="normal" style:font-size-complex="14pt" style:font-weight-complex="normal"/>
    </style:style>
    <style:style style:name="T37" style:family="text">
      <style:text-properties fo:color="#000000" style:font-name="Times New Roman" fo:font-size="14pt" fo:language="uk" fo:country="UA" fo:font-weight="normal" officeooo:rsid="00300076" style:font-size-asian="14pt" style:language-asian="uk" style:country-asian="UA" style:font-weight-asian="normal" style:font-size-complex="14pt" style:font-weight-complex="normal"/>
    </style:style>
    <style:style style:name="T38" style:family="text">
      <style:text-properties fo:color="#000000" style:font-name="Times New Roman" fo:font-size="14pt" fo:language="uk" fo:country="UA" fo:font-weight="normal" officeooo:rsid="0033e1ec" style:font-size-asian="14pt" style:language-asian="uk" style:country-asian="UA" style:font-weight-asian="normal" style:font-size-complex="14pt" style:font-weight-complex="normal"/>
    </style:style>
    <style:style style:name="T39" style:family="text">
      <style:text-properties fo:color="#000000" style:font-name="Times New Roman" fo:font-size="14pt" fo:language="uk" fo:country="UA" fo:font-weight="normal" officeooo:rsid="00365ebc" style:font-size-asian="14pt" style:language-asian="uk" style:country-asian="UA" style:font-weight-asian="normal" style:font-size-complex="14pt" style:font-weight-complex="normal"/>
    </style:style>
    <style:style style:name="T40" style:family="text">
      <style:text-properties fo:color="#000000" style:font-name="Times New Roman" fo:font-size="14pt" fo:language="uk" fo:country="UA" fo:font-weight="normal" officeooo:rsid="00380715" style:font-size-asian="14pt" style:language-asian="uk" style:country-asian="UA" style:font-weight-asian="normal" style:font-size-complex="14pt" style:font-weight-complex="normal"/>
    </style:style>
    <style:style style:name="T41" style:family="text">
      <style:text-properties fo:color="#000000" style:font-name="Times New Roman" fo:font-size="14pt" fo:language="uk" fo:country="UA" fo:font-weight="normal" officeooo:rsid="0046ec5c" style:font-size-asian="14pt" style:language-asian="uk" style:country-asian="UA" style:font-weight-asian="normal" style:font-size-complex="14pt" style:font-weight-complex="normal"/>
    </style:style>
    <style:style style:name="T42" style:family="text">
      <style:text-properties fo:color="#000000" style:font-name="Times New Roman" fo:font-size="14pt" fo:language="uk" fo:country="UA" fo:font-weight="normal" officeooo:rsid="002bda22" style:font-size-asian="14pt" style:language-asian="uk" style:country-asian="UA" style:font-weight-asian="normal" style:font-size-complex="14pt" style:font-weight-complex="normal"/>
    </style:style>
    <style:style style:name="T43" style:family="text">
      <style:text-properties fo:color="#000000" style:font-name="Times New Roman" fo:font-size="14pt" fo:language="uk" fo:country="UA" fo:font-weight="normal" officeooo:rsid="002eb7d9" style:font-size-asian="14pt" style:language-asian="uk" style:country-asian="UA" style:font-weight-asian="normal" style:font-size-complex="14pt" style:font-weight-complex="normal"/>
    </style:style>
    <style:style style:name="T44" style:family="text">
      <style:text-properties fo:color="#000000" style:font-name="Times New Roman" fo:font-size="14pt" fo:language="uk" fo:country="UA" officeooo:rsid="00300076" style:font-size-asian="14pt" style:font-size-complex="14pt"/>
    </style:style>
    <style:style style:name="T45" style:family="text">
      <style:text-properties fo:color="#000000" style:font-name="Times New Roman" fo:font-size="14pt" fo:language="uk" fo:country="UA" officeooo:rsid="003133bd" style:font-size-asian="14pt" style:font-size-complex="14pt"/>
    </style:style>
    <style:style style:name="T46" style:family="text">
      <style:text-properties fo:color="#000000" style:font-name="Times New Roman" fo:font-size="14pt" fo:language="uk" fo:country="UA" officeooo:rsid="00286031" fo:background-color="transparent" loext:char-shading-value="0" style:font-size-asian="14pt" style:font-size-complex="14pt"/>
    </style:style>
    <style:style style:name="T47" style:family="text">
      <style:text-properties fo:color="#000000" style:font-name="Times New Roman" fo:font-size="14pt" fo:language="uk" fo:country="UA" officeooo:rsid="002da3ab" fo:background-color="transparent" loext:char-shading-value="0" style:font-size-asian="14pt" style:font-size-complex="14pt"/>
    </style:style>
    <style:style style:name="T48" style:family="text">
      <style:text-properties fo:color="#000000" style:font-name="Times New Roman" fo:font-size="14pt" fo:language="uk" fo:country="UA" officeooo:rsid="00380715" fo:background-color="transparent" loext:char-shading-value="0" style:font-size-asian="14pt" style:font-size-complex="14pt"/>
    </style:style>
    <style:style style:name="T49" style:family="text">
      <style:text-properties fo:color="#000000" style:font-name="Times New Roman" fo:font-size="14pt" fo:language="uk" fo:country="UA" officeooo:rsid="002a409f" fo:background-color="transparent" loext:char-shading-value="0" style:font-size-asian="14pt" style:font-size-complex="14pt"/>
    </style:style>
    <style:style style:name="T50" style:family="text">
      <style:text-properties fo:color="#000000" style:font-name="Times New Roman" fo:font-size="14pt" fo:language="uk" fo:country="UA" officeooo:rsid="0041fde7" fo:background-color="transparent" loext:char-shading-value="0" style:font-size-asian="14pt" style:font-size-complex="14pt"/>
    </style:style>
    <style:style style:name="T51" style:family="text">
      <style:text-properties fo:color="#000000" style:font-name="Times New Roman" fo:font-size="14pt" fo:language="uk" fo:country="UA" fo:font-style="normal" style:text-underline-style="none" fo:font-weight="normal" officeooo:rsid="002bda22" style:font-size-asian="14pt" style:language-asian="uk" style:country-asian="UA" style:font-style-asian="normal" style:font-weight-asian="normal" style:font-size-complex="14pt" style:font-style-complex="normal" style:font-weight-complex="normal"/>
    </style:style>
    <style:style style:name="T52" style:family="text">
      <style:text-properties fo:color="#000000" style:font-name="Times New Roman" fo:font-size="14pt" style:font-size-asian="14pt" style:font-size-complex="14pt"/>
    </style:style>
    <style:style style:name="T53" style:family="text">
      <style:text-properties fo:color="#000000" style:font-name="Times New Roman" fo:font-size="14pt" officeooo:rsid="00380715" style:font-size-asian="14pt" style:font-size-complex="14pt"/>
    </style:style>
    <style:style style:name="T54" style:family="text">
      <style:text-properties fo:color="#000000" style:font-name="Times New Roman" fo:font-size="14pt" officeooo:rsid="0046ec5c" style:font-size-asian="14pt" style:font-size-complex="14pt"/>
    </style:style>
    <style:style style:name="T55" style:family="text">
      <style:text-properties fo:color="#000000" style:font-name="Times New Roman" fo:font-size="14pt" officeooo:rsid="002da3ab" style:font-size-asian="14pt" style:font-size-complex="14pt"/>
    </style:style>
    <style:style style:name="T56" style:family="text">
      <style:text-properties fo:color="#000000" style:font-name="Times New Roman" fo:font-size="14pt" officeooo:rsid="002bda22" style:font-size-asian="14pt" style:font-size-complex="14pt"/>
    </style:style>
    <style:style style:name="T57" style:family="text">
      <style:text-properties fo:color="#000000" style:font-name="Times New Roman" fo:font-size="14pt" fo:language="en" fo:country="US" fo:font-weight="normal" officeooo:rsid="002314df" style:font-size-asian="14pt" style:language-asian="uk" style:country-asian="UA" style:font-weight-asian="normal" style:font-size-complex="14pt" style:font-weight-complex="normal"/>
    </style:style>
    <style:style style:name="T58" style:family="text">
      <style:text-properties fo:color="#000000" style:font-name="Times New Roman" fo:font-size="14pt" fo:language="en" fo:country="US" fo:font-weight="normal" officeooo:rsid="00300076" style:font-size-asian="14pt" style:language-asian="uk" style:country-asian="UA" style:font-weight-asian="normal" style:font-size-complex="14pt" style:font-weight-complex="normal"/>
    </style:style>
    <style:style style:name="T59" style:family="text">
      <style:text-properties fo:color="#000000" style:font-name="Times New Roman" fo:font-size="14pt" fo:language="en" fo:country="US" style:font-size-asian="14pt" style:font-size-complex="14pt"/>
    </style:style>
    <style:style style:name="T60" style:family="text">
      <style:text-properties fo:color="#000000" style:font-name="Times New Roman" fo:font-size="14pt" fo:language="en" fo:country="US" officeooo:rsid="00300076" style:font-size-asian="14pt" style:font-size-complex="14pt"/>
    </style:style>
    <style:style style:name="T61" style:family="text">
      <style:text-properties fo:color="#000000" style:font-name="Times New Roman" fo:font-size="14pt" fo:language="en" fo:country="US" style:text-underline-style="none" officeooo:rsid="00286031" fo:background-color="transparent" loext:char-shading-value="0" style:font-size-asian="14pt" style:font-size-complex="14pt"/>
    </style:style>
    <style:style style:name="T62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color="#000000" style:font-name="Times New Roman" fo:font-size="14pt" officeooo:rsid="00286031" fo:background-color="transparent" loext:char-shading-value="0" style:font-size-asian="14pt" style:font-size-complex="14pt"/>
    </style:style>
    <style:style style:name="T64" style:family="text">
      <style:text-properties fo:color="#000000" style:font-name="Times New Roman" fo:font-size="14pt" style:text-underline-style="none" officeooo:rsid="00286031" fo:background-color="transparent" loext:char-shading-value="0" style:font-size-asian="14pt" style:font-size-complex="14pt"/>
    </style:style>
    <style:style style:name="T65" style:family="text">
      <style:text-properties fo:color="#000000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officeooo:rsid="00260b36"/>
    </style:style>
    <style:style style:name="T67" style:family="text">
      <style:text-properties officeooo:rsid="0026e0ca"/>
    </style:style>
    <style:style style:name="T68" style:family="text">
      <style:text-properties officeooo:rsid="0028cc7d"/>
    </style:style>
    <style:style style:name="T69" style:family="text">
      <style:text-properties officeooo:rsid="002bda22"/>
    </style:style>
    <style:style style:name="T70" style:family="text">
      <style:text-properties officeooo:rsid="002c7313"/>
    </style:style>
    <style:style style:name="T71" style:family="text">
      <style:text-properties officeooo:rsid="002c911b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officeooo:rsid="002d21fb"/>
    </style:style>
    <style:style style:name="T74" style:family="text">
      <style:text-properties fo:color="#800000" fo:background-color="transparent" loext:char-shading-value="0"/>
    </style:style>
    <style:style style:name="T75" style:family="text">
      <style:text-properties officeooo:rsid="003267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ВІДГУК</text:p>
      <text:h text:style-name="P21" text:outline-level="1"><text:span text:style-name="T1">наукового </text:span><text:span text:style-name="T4">керівника</text:span><text:span text:style-name="T1">, </text:span><text:span text:style-name="T3">кандидата </text:span><text:span text:style-name="T1">технічних наук, </text:span><text:span text:style-name="T3">доцента</text:span><text:span text:style-name="T1"> </text:span><text:span text:style-name="T3">Ткача М.М.</text:span><text:span text:style-name="T1"> на дисертаційну роботу </text:span><text:span text:style-name="T3">Гуменного Д.О.</text:span><text:span text:style-name="T1"> за темою </text:span><text:span text:style-name="T2">“</text:span><text:span text:style-name="T28">Автоматизація процесу керування усталеним рухом антропоморфного крокуючого апарата</text:span><text:span text:style-name="T2">”, </text:span><text:span text:style-name="T1">подану на здобуття наукового ступеня </text:span><text:span text:style-name="T3">кандидата</text:span><text:span text:style-name="T1"> технічних наук за спеціальністю 05.13.07 – автоматизація процесів керування.</text:span></text:h>
      <text:p text:style-name="P1"/>
      <text:p text:style-name="P1"/>
      <text:p text:style-name="P4"><text:span text:style-name="T5">Дисертаційна робота </text:span><text:span text:style-name="T6">Гуменного Д.О.</text:span><text:span text:style-name="T5"> </text:span><text:span text:style-name="T24">присвячена </text:span><text:span text:style-name="T7">вирішенню актуальної науково-практичної проблеми – підвищення ефективності </text:span><text:span text:style-name="T8">процесу керування усталеним рухом антропоморфного крокуючого апарата </text:span><text:span text:style-name="T9">(АКА)</text:span><text:span text:style-name="T8"> на довільній твердій поверхні.</text:span></text:p>
      <text:p text:style-name="P5">В основі переважної більшості існуючих методів управління стійкістю антропоморфних крокуючих апаратів на твердній опорній поверхні (ОП) <text:span text:style-name="T68">лежать наступні</text:span> принципи:</text:p>
      <text:list xml:id="list6323031559804064184" text:style-name="L1">
        <text:list-item>
          <text:p text:style-name="P13">відслідковування положення точки центру мас (ТЦМ) <text:span text:style-name="T30">апарата;</text:span></text:p>
        </text:list-item>
        <text:list-item>
          <text:p text:style-name="P13">управління з метою збереження нулевого моменту при взаємодії стоп апарата з поверхнею.</text:p>
        </text:list-item>
      </text:list>
      <text:p text:style-name="P5"><text:span text:style-name="T68">З</text:span>береження усталеного положення АКА передбачає управління його кінематичним положенням з врахуванням динаміки апарата. Широке використання цих при<text:span text:style-name="T30">н</text:span>ципів обумовлене їхньою практичн<text:span text:style-name="T30">істю в у</text:span>мов<text:span text:style-name="T30">ах</text:span> заданої <text:span text:style-name="T30">реллєфності </text:span>ОП.</text:p>
      <text:p text:style-name="P11"><text:span text:style-name="T9">О</text:span><text:span text:style-name="T10">собливий інтерес до антропоморофного принципу переміщення пов'язаний із вирішенням проблем, </text:span><text:span text:style-name="T12">пов'язаних з розробкою</text:span><text:span text:style-name="T10"> роботів соціального спрямування. </text:span><text:span text:style-name="T12">З</text:span><text:span text:style-name="T10">окрема, </text:span><text:span text:style-name="T12">розробки </text:span><text:span text:style-name="T10">роботів із антропоморф</text:span><text:span text:style-name="T12">им зовнішнім виглядом</text:span><text:span text:style-name="T10">. Розробка таких </text:span><text:span text:style-name="T18">роботів</text:span><text:span text:style-name="T10"> </text:span><text:span text:style-name="T12">передбачає застосування людиноподібного способу руху. Реалізація такого методу переміщення</text:span><text:span text:style-name="T10"> потребує вирішення низки задач концептуального, математичного, програмного, конс</text:span><text:span text:style-name="T11">т</text:span><text:span text:style-name="T10">ру</text:span><text:span text:style-name="T11">к</text:span><text:span text:style-name="T10">торського та енергетичного спрямування, </text:span><text:span text:style-name="T18">які</text:span><text:span text:style-name="T10"> пов'язан</text:span><text:span text:style-name="T18">і</text:span><text:span text:style-name="T10"> з плануванням траєкторії руху апарата. Проте </text:span><text:span text:style-name="T18">найбільш актуальними</text:span><text:span text:style-name="T10"> задач</text:span><text:span text:style-name="T13">ами</text:span><text:span text:style-name="T12"> є </text:span><text:span text:style-name="T13">задачі дотримання</text:span><text:span text:style-name="T12"> </text:span><text:span text:style-name="T13">та відновлення</text:span><text:span text:style-name="T10"> </text:span><text:span text:style-name="T12">усталеного </text:span><text:span text:style-name="T10">положенням АКА </text:span><text:span text:style-name="T12">на </text:span><text:span text:style-name="T15">довільній</text:span><text:span text:style-name="T12"> ОП </text:span><text:span text:style-name="T13">із збереженням комофртності </text:span><text:span text:style-name="T18">його </text:span><text:span text:style-name="T13">руху</text:span><text:span text:style-name="T10">.</text:span></text:p>
      <text:p text:style-name="P11"><text:span text:style-name="T10">Н</text:span><text:span text:style-name="T12">еобхідність вирішення </text:span><text:span text:style-name="T18">таких </text:span><text:span text:style-name="T12">задач </text:span><text:span text:style-name="T13">зумовлен</text:span><text:span text:style-name="T18">а</text:span><text:span text:style-name="T13"> потребою забезпечення прохідної здатності АКА на непідготовленій ОП без значних відхилень його точки центру мас </text:span><text:span text:style-name="T14">(ТЦМ)</text:span><text:span text:style-name="T13"> від запланованої траєкторії</text:span><text:span text:style-name="T18"> та може бути вирішена</text:span><text:span text:style-name="T13"> шляхом застосування сучасних засобів автоматичного управління багатомірним технічними об'єктами на всіх етапах керування </text:span><text:span text:style-name="T14">апаратном, а саме:</text:span><text:span text:style-name="T13"> </text:span><text:span text:style-name="T18">при </text:span><text:span text:style-name="T19">визначенні</text:span><text:span text:style-name="T14"> місцезнаходження ТЦМ АКА згідно з запланованою траєкторією його руху; корекці</text:span><text:span text:style-name="T18">ї</text:span><text:span text:style-name="T14"> розташування ТЦМ апарата у залежності від передбумов втрати </text:span><text:span text:style-name="T18">його </text:span><text:span text:style-name="T14">стійкого положення на ОП; зведенн</text:span><text:span text:style-name="T19">і</text:span><text:span text:style-name="T14"> до мінімально-допустимого відхилення ТЦМ <text:s/>для збереження комфортності подальшого руху апарата. Вирішенню </text:span><text:span text:style-name="T19">означених вище</text:span><text:span text:style-name="T14"> питань </text:span><text:span text:style-name="T19">і</text:span><text:span text:style-name="T14"> присвячена дисертаційна робота Гуменного Д.О.</text:span></text:p>
      <text:p text:style-name="P6"><text:soft-page-break/><text:span text:style-name="T23">П</text:span><text:span text:style-name="T22">остановка мети роботи</text:span><text:span text:style-name="T15"> - підвищення ефективності управління процесом дотримання та відновлення усталеного руху АКА на довільній опорній поверхні, за принципом, що базується на управлінні розподілом сил реакції опори апарата.</text:span></text:p>
      <text:p text:style-name="P6">За результатами огляду сучасного рівня розвитку методичного, інформаційного та апаратно-програмного забезпечення вирішення задач автоматизації управління <text:span text:style-name="T31">дотримання усталеного руху АКА на довільній ОП</text:span> <text:span text:style-name="T71">в дисертаційній роботі були</text:span> <text:span text:style-name="T71">вирішені наступні основні </text:span>задачі:</text:p>
      <text:list xml:id="list3289644867815487902" text:style-name="L2">
        <text:list-item>
          <text:p text:style-name="P14">виконано порівняльний аналіз існуючих моделей і методів, які використовуються для управління процесом усталеного руху АКА;</text:p>
        </text:list-item>
        <text:list-item>
          <text:p text:style-name="P14">визначено стратегію дотримання та відновлення усталеного руху АКА в умовах довільної ОП;</text:p>
        </text:list-item>
        <text:list-item>
          <text:p text:style-name="P14">здійснено вибір математичного апарату та побудувано кінематичну і динамічну моделі АКА;</text:p>
        </text:list-item>
        <text:list-item>
          <text:p text:style-name="P14">визначено основні критерії дотримання стійкості АКА на довільній ОП;</text:p>
        </text:list-item>
        <text:list-item>
          <text:p text:style-name="P14">синтезовано систему управління стійкістю АКА на довільній ОП;</text:p>
        </text:list-item>
        <text:list-item>
          <text:p text:style-name="P14">розробено алгоритмічне та програмне забезпечення системи управління усталеним рухом АКА на довільній ОП.</text:p>
        </text:list-item>
      </text:list>
      <text:p text:style-name="P7"><text:span text:style-name="T22">О</text:span><text:span text:style-name="T21">б'єктом дослідження</text:span><text:span text:style-name="T7"> є процес автоматичного керування антропоморфним крокуючим апаратом при виконанні робіт по збереженню найбільшого запасу стійкості на опорній поверхні.</text:span></text:p>
      <text:p text:style-name="P16"><text:span text:style-name="T72">Предметом дослідження</text:span> є критерії і методи управління <text:span text:style-name="T71">усталеним рухом</text:span> <text:span text:style-name="T71">антропоморфних</text:span> крокуючих апаратів на опорній поверхні.</text:p>
      <text:p text:style-name="P9"><text:span text:style-name="T72">Наукова новизна</text:span> отриманих результатів:</text:p>
      <text:list xml:id="list1566067860391663131" text:style-name="L3">
        <text:list-item>
          <text:p text:style-name="P17"><text:span text:style-name="T18">в</text:span><text:span text:style-name="T16">перше запропоновано використання інформації про розподіл сили реакції </text:span><text:span text:style-name="T17">ОП</text:span><text:span text:style-name="T16"> на стопах </text:span><text:span text:style-name="T20">антропоморфного крокуючого апарата</text:span><text:span text:style-name="T16"> для розрахунку місцезнаходження </text:span><text:span text:style-name="T20">точки центру мас</text:span><text:span text:style-name="T16">;</text:span></text:p>
        </text:list-item>
        <text:list-item>
          <text:p text:style-name="P15">розроблено новий метод <text:span text:style-name="T68">управління усталеним рухом АКА для запобігання його падіння. Який </text:span>базується на відстежуванні динаміки точки проекції центру мас АКА;</text:p>
        </text:list-item>
        <text:list-item>
          <text:p text:style-name="P15">розроблено <text:span text:style-name="T75">систему управління</text:span> <text:span text:style-name="T68">відновлення усталеного положення антропоморфного крокуючого апарата </text:span>за <text:span text:style-name="T68">наявних</text:span> <text:span text:style-name="T71">зовнішніх впливів</text:span>;</text:p>
        </text:list-item>
        <text:list-item>
          <text:p text:style-name="P15">удосконалено підхід до аналітичного і комп'ютерного моделювання багатоланкових АКА з врахуванням наявності моделі опорної поверхні та програмних засобів зчитування даних розподілу сили реакції опорної поверхні.</text:p>
        </text:list-item>
      </text:list>
      <text:p text:style-name="P12"><text:span text:style-name="hps"><text:span text:style-name="T36">За результатами досліджень опубліковано</text:span></text:span><text:span text:style-name="T36"> </text:span><text:span text:style-name="hps"><text:span text:style-name="T36">16</text:span></text:span><text:span text:style-name="T36"> </text:span><text:span text:style-name="hps"><text:span text:style-name="T36">наукових</text:span></text:span><text:span text:style-name="T36"> прац</text:span><text:span text:style-name="hps"><text:span text:style-name="T36">ь,</text:span></text:span><text:span text:style-name="T36"> </text:span><text:span text:style-name="hps"><text:span text:style-name="T36">у тому</text:span></text:span><text:span text:style-name="T36"> </text:span><text:span text:style-name="hps"><text:span text:style-name="T36">числі:</text:span></text:span><text:span text:style-name="T36"> </text:span><text:span text:style-name="T43">9</text:span><text:span text:style-name="hps"><text:span text:style-name="T36"> статей</text:span></text:span><text:span text:style-name="T36"> </text:span><text:span text:style-name="hps"><text:span text:style-name="T36">у наукових фахових виданнях, </text:span></text:span><text:span text:style-name="T36">з </text:span><text:span text:style-name="hps"><text:span text:style-name="T36">ни</text:span></text:span><text:span text:style-name="hps"><text:span text:style-name="T42">х 1 публікація у міжнародному науковому виданні, що входить до наукометричних баз </text:span></text:span><text:span text:style-name="hps"><text:span text:style-name="T51">Copernicus,</text:span></text:span><text:span text:style-name="T36"> </text:span><text:span text:style-name="hps"><text:span text:style-name="T43">7</text:span></text:span><text:span text:style-name="T36"> тез допов</text:span><text:span text:style-name="hps"><text:span text:style-name="T36">і</text:span></text:span><text:span text:style-name="T36">дей в </text:span><text:span text:style-name="hps"><text:span text:style-name="T36">збірниках</text:span></text:span><text:span text:style-name="T36"> </text:span><text:span text:style-name="hps"><text:span text:style-name="T36">матеріалів міжнародних</text:span></text:span><text:span text:style-name="T36"> </text:span><text:span text:style-name="hps"><text:span text:style-name="T36">конференцій.</text:span></text:span></text:p>
      <text:p text:style-name="P3"><text:soft-page-break/><text:span text:style-name="hps"><text:span text:style-name="T36">Основні наукові положення і результати роботи доповідалися і обговорювалися на ряді наукових конференцій: </text:span></text:span><text:span text:style-name="hps"><text:span text:style-name="T57">International conference </text:span></text:span><text:span text:style-name="hps"><text:span text:style-name="T58">“</text:span></text:span><text:span text:style-name="hps"><text:span text:style-name="T36">The Activity Of One Hundred Foreign Experts' Visit in Linyi»</text:span></text:span><text:span text:style-name="hps"><text:span text:style-name="T58"> з темою доповіді “</text:span></text:span><text:span text:style-name="hps"><text:span text:style-name="T36">On construction the Home Robot”</text:span></text:span><text:span text:style-name="hps"><text:span text:style-name="T37">, 08.08.2015 р., м.Ліньї, КНР; </text:span></text:span><text:span text:style-name="T59">International conference </text:span><text:span text:style-name="T60">“</text:span><text:span text:style-name="T52">Israel Conference on Mechanical Enguneering 2015</text:span><text:span text:style-name="T60">” з темою доповіді “</text:span><text:span text:style-name="T52">Planning Algorithm of Quasi-Static Locomotion for Humanoid Robot Walking on Rough Terrain</text:span><text:span text:style-name="T60">”, 02.04.2015 р., Tel Aviv, Israel; </text:span><text:span text:style-name="T44">Міжнародній конференції “</text:span><text:span text:style-name="T52">Автоматизация: проблемы, идеи, решения». "АПИР-2014"</text:span><text:span text:style-name="T44">” з темою доповіді “Д</text:span><text:span text:style-name="T52">ослідження швидкодії балістичного методу дотримання рівноваги крокуючого апарата</text:span><text:span text:style-name="T44">”, 17.09.2014 р., Севастополь, Україна; </text:span><text:span text:style-name="T60">International conference </text:span><text:span text:style-name="T44">“</text:span><text:span text:style-name="T45">E</text:span><text:span text:style-name="T52">ccomas thematic conference Multibody Dynamics 2013</text:span><text:span text:style-name="T44">” </text:span><text:span text:style-name="T45">з темою доповіді “</text:span><text:span text:style-name="T52">A Hybrid Control Method for </text:span><text:span text:style-name="T62">Stabilizing of Walking Robot on Irregular Surface Using Plantar Pressure Sensors</text:span><text:span text:style-name="T32">”, 13.09.2013 р., Zagreb, Croatia; Міжнародній конференції </text:span><text:span text:style-name="T33">“</text:span><text:span text:style-name="T62">Автоматизация: проблемы, идеи, решения</text:span><text:span text:style-name="T33">” з темою доповіді </text:span><text:span text:style-name="T34">“</text:span><text:span text:style-name="T62">Управління рівновагою крокуючого апарата за даними про опорну поверхню</text:span><text:span text:style-name="T34">”, 09.09.2013 р., Тула, РФ; Міжнародній конференції </text:span><text:span text:style-name="T35">”</text:span><text:span text:style-name="T62">стратегии качества в промышленности и образовании</text:span><text:span text:style-name="T35">” з темою доповіді “</text:span><text:span text:style-name="T62">Керування рівновагою антропоморфного крокуючого апарата за інформацією про екстремуми на поверхні руху</text:span><text:span text:style-name="T35">”, 29.06.2012 р. м.Дніпропетровськ, Україна; </text:span><text:span text:style-name="hps"><text:span text:style-name="T38">Міжнародній конференції “</text:span></text:span><text:span text:style-name="hps"><text:span text:style-name="T36">Розподілені комп'ютерні системи</text:span></text:span><text:span text:style-name="hps"><text:span text:style-name="T38">”</text:span></text:span><text:span text:style-name="hps"><text:span text:style-name="T39"> з темою доповіді “</text:span></text:span><text:span text:style-name="hps"><text:span text:style-name="T36">Адаптивна система автоматичного кеування з дуальним спостерігачем та пам'яттю</text:span></text:span><text:span text:style-name="hps"><text:span text:style-name="T39">”, 29.06.2010 р., м.Київ, Україна.</text:span></text:span></text:p>
      <text:p text:style-name="P2"><text:span text:style-name="T65">Впровадження та пропозиції з використання отриманих результатів</text:span><text:span text:style-name="T52">. </text:span><text:span text:style-name="hps"><text:span text:style-name="T53">Розроблений метод управління </text:span></text:span><text:span text:style-name="hps"><text:span text:style-name="T56">усталеним рухом</text:span></text:span><text:span text:style-name="hps"><text:span text:style-name="T53"> антропоморфного крокуючого апарата застосовув</text:span></text:span><text:span text:style-name="hps"><text:span text:style-name="T56">ся</text:span></text:span><text:span text:style-name="hps"><text:span text:style-name="T53">:</text:span></text:span></text:p>
      <text:list xml:id="list809495812407940679" text:style-name="L4">
        <text:list-item>
          <text:p text:style-name="P18"><text:span text:style-name="hps"><text:span text:style-name="T55">п</text:span></text:span><text:span text:style-name="hps"><text:span text:style-name="T53">ри створенні р</text:span></text:span><text:span text:style-name="hps"><text:span text:style-name="T54">у</text:span></text:span><text:span text:style-name="hps"><text:span text:style-name="T53">хомої платформи роботизованої системи «Інтелектуальний робот» для проекту «Розумного будинку» </text:span></text:span><text:span text:style-name="T46">в рамках договору про науково-технічне співробітництво від 11.04.2015 р. між НТУУ "КПІ" та Компаниєю «Linyi Top Network Co., Ltd» (м. Ліньї, провінція Шаньдун, КНР);</text:span></text:p>
        </text:list-item>
        <text:list-item>
          <text:p text:style-name="P19"><text:span text:style-name="hps"><text:span text:style-name="T55">п</text:span></text:span><text:span text:style-name="hps"><text:span text:style-name="T53">ри створенні моделі об'єкту управління і системи управління робом-маніпулятором в </text:span></text:span><text:span text:style-name="hps"><text:span text:style-name="T63">рамках </text:span></text:span><text:span text:style-name="hps"><text:span text:style-name="T46">міжнародного проекту </text:span></text:span><text:span text:style-name="hps"><text:span text:style-name="T63">“</text:span></text:span><text:span text:style-name="hps"><text:span text:style-name="T46">Подвійний магістерський диплом по автоматизації / механотроніці країн ЄС – країн партнерів</text:span></text:span><text:span text:style-name="hps"><text:span text:style-name="T63">” № </text:span></text:span><text:span text:style-name="hps"><text:span text:style-name="T46">517138-</text:span></text:span><text:span text:style-name="hps"><text:span text:style-name="T61">TEMPUS</text:span></text:span><text:span text:style-name="hps"><text:span text:style-name="T64">-1-2011-1-</text:span></text:span><text:span text:style-name="hps"><text:span text:style-name="T61">CZ</text:span></text:span><text:span text:style-name="hps"><text:span text:style-name="T64">-</text:span></text:span><text:span text:style-name="hps"><text:span text:style-name="T61">TEMP</text:span></text:span><text:span text:style-name="hps"><text:span text:style-name="T64">-</text:span></text:span><text:span text:style-name="hps"><text:span text:style-name="T61">JPCR</text:span></text:span><text:span text:style-name="hps"><text:span text:style-name="T46">;</text:span></text:span></text:p>
        </text:list-item>
        <text:list-item>
          <text:p text:style-name="P19"><text:span text:style-name="hps"><text:span text:style-name="T47">п</text:span></text:span><text:span text:style-name="hps"><text:span text:style-name="T48">ри створенні лабораторного комплексу обладнання </text:span></text:span><text:span text:style-name="hps"><text:span text:style-name="T49">в рамках науково-дослідницької роботи № 2620 “Створення науково-навчального ІТ-середовища ВНЗ з комплексної розробки та досліджень конкурентоспроможних технологій і матеріалів з наноелектроніки та нанотехнологій". </text:span></text:span><text:span text:style-name="hps"><text:span text:style-name="T50">№ </text:span></text:span><text:span text:style-name="hps"><text:span text:style-name="T49">ДР: 0113U003351.</text:span></text:span></text:p>
        </text:list-item>
        <text:list-item>
          <text:p text:style-name="P19"><text:span text:style-name="hps"><text:span text:style-name="T42">в</text:span></text:span><text:span text:style-name="hps"><text:span text:style-name="T39"> процесі підготовки бакалаврів і магістрів в області </text:span></text:span><text:span text:style-name="hps"><text:span text:style-name="T40">гнучних комп'ютеризованих систем </text:span></text:span><text:span text:style-name="hps"><text:span text:style-name="T42">при викладанні </text:span></text:span><text:span text:style-name="hps"><text:span text:style-name="T39">дисциплін: “</text:span></text:span><text:span text:style-name="hps"><text:span text:style-name="T40">Елементи і компоненти гнучких комп'ютеризованих систем”, “мікроконтролерне управління роботизованими системами”, “комп'ютерна архітектуар”, “дослідження операцій”</text:span></text:span><text:span text:style-name="hps"><text:span text:style-name="T39"> на кафедрі </text:span></text:span><text:span text:style-name="hps"><text:span text:style-name="T40">технічної кібернетики </text:span></text:span><text:span text:style-name="hps"><text:span text:style-name="T39">НТУУ “КПІ” (спеціальність </text:span></text:span><text:span text:style-name="hps"><text:span text:style-name="T41">6.050201</text:span></text:span><text:span text:style-name="hps"><text:span text:style-name="T39"> “</text:span></text:span><text:span text:style-name="hps"><text:span text:style-name="T40">Системна інженерія</text:span></text:span><text:span text:style-name="hps"><text:span text:style-name="T39">”).</text:span></text:span></text:p>
        </text:list-item>
      </text:list>
      <text:p text:style-name="P8">Як науковий <text:span text:style-name="T66">керівник</text:span> <text:span text:style-name="T66">Гуменного Д.О.</text:span>, повинен відзначити його високий професійний і організаторський рівень <text:span text:style-name="T69">та</text:span> компетентність у питаннях практичного <text:soft-page-break/>використання отриманих науково-технічних результатів. Також, хочу підкреслити самостійність виконанн<text:span text:style-name="T70">я Гуменним Д.О.</text:span> дисертаційної роботи, уміння ставити <text:span text:style-name="T74">задачі</text:span> і знаходити їх неординарні рішення, <text:span text:style-name="T70">що повністю відповідає </text:span>вимог<text:span text:style-name="T70">ам</text:span> ВАК України до дисертаційних робіт на здобуття наукового ступеня <text:span text:style-name="T66">кандидата</text:span> технічних наук.</text:p>
      <text:p text:style-name="P8">На підставі викладеного вище вважаю, що дисертаційна робота <text:span text:style-name="T25">“</text:span><text:span text:style-name="T26">А</text:span><text:span text:style-name="T29">втоматизація процесу керування усталеним рухом антропоморфного крокуючого апарата</text:span><text:span text:style-name="T25">” </text:span>є закінченою науковою працею, зміст <text:span text:style-name="T70">якої</text:span> повною мірою розкриває її тему, <text:span text:style-name="T70">а отримані результати повністю </text:span>відображені у публікаціях автора <text:span text:style-name="T70">і </text:span>апробован<text:span text:style-name="T70">і</text:span> на міжнародних конференціях, що задовольняє вимогам п. 13 “Порядку присудження наукових ступенів і присвоєння вчених звань”. Відповідно <text:span text:style-name="T73">до</text:span> <text:span text:style-name="T70">о</text:span>триманих автором теоретичних і прикладних результатів дисертаційна робота <text:span text:style-name="T67">Гуменного Д.О. </text:span>рекомендується до захисту у спеціалізованій вченій раді <text:span text:style-name="T27">Д26.002.04 </text:span>за спеціальністю <text:span text:style-name="T27">05.13.07 – автоматизація процесів керування.</text:span></text:p>
      <text:p text:style-name="P4"/>
      <text:p text:style-name="P4"/>
      <text:p text:style-name="P8">Науковий <text:span text:style-name="T67">керівник</text:span>,</text:p>
      <text:p text:style-name="P10"><text:span text:style-name="T70">в.о. </text:span>завідувач<text:span text:style-name="T70">а</text:span> кафед<text:span text:style-name="T70">ри</text:span> технічної кібернетики</text:p>
      <text:p text:style-name="P10">Національного технічного університету України</text:p>
      <text:p text:style-name="P10">«Київський політехнічний інститут»</text:p>
      <text:p text:style-name="P8"><text:span text:style-name="T67">кандидат</text:span> технічних наук, <text:span text:style-name="T67">доцент М.М. Ткач <text:s/></text:span>"___" <text:s/>_______________ 20<text:span text:style-name="T67">16</text:span> р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" svg:font-family="FreeSans" style:font-family-generic="roman"/>
    <style:font-face style:name="Lohit Hindi" svg:font-family="'Lohit Hindi'" style:font-family-generic="roman"/>
    <style:font-face style:name="Microsoft YaHei" svg:font-family="'Microsoft YaHei'" style:font-family-generic="roman"/>
    <style:font-face style:name="OpenSymbol" svg:font-family="OpenSymbol, 'Arial Unicode M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uk" fo:country="UA" fo:font-weight="bold" style:font-size-asian="14pt" style:font-weight-asian="bold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text-align="justify" style:justify-single-word="false" fo:text-indent="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align="justify" style:justify-single-word="false" fo:text-indent="1.27cm" style:auto-text-indent="false"/>
      <style:text-properties fo:font-size="14pt" fo:language="uk" fo:country="UA" style:font-size-asian="14pt"/>
    </style:style>
    <style:style style:name="Story" style:family="paragraph" style:parent-style-name="Standard">
      <style:paragraph-properties fo:margin-left="0cm" fo:margin-right="0cm" fo:margin-top="0.106cm" fo:margin-bottom="0cm" style:contextual-spacing="false" fo:line-height="150%" fo:text-indent="1cm" style:auto-text-indent="false"/>
      <style:text-properties fo:font-size="14pt" fo:language="uk" fo:country="UA" style:font-size-asian="14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1.199cm" fo:margin-top="0.42cm" fo:margin-bottom="1.6cm" style:contextual-spacing="false" fo:text-align="justify" style:justify-single-word="false" fo:text-indent="-0.76cm" style:auto-text-indent="false" style:page-number="auto">
        <style:tab-stops/>
      </style:paragraph-properties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dex_20_Link" style:display-name="Index Link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741cm" fo:margin-bottom="0.37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th" style:family="paragraph" style:default-outline-level="">
      <style:paragraph-properties fo:margin-left="0cm" fo:margin-right="0.986cm" fo:margin-top="0cm" fo:margin-bottom="0.88cm" style:contextual-spacing="false" fo:text-align="end" style:justify-single-word="false" fo:orphans="2" fo:widows="2" fo:text-indent="0cm" style:auto-text-indent="false" style:writing-mode="lr-tb"/>
      <style:text-properties style:font-name="Microsoft YaHei" fo:font-family="'Microsoft YaHei'" style:font-family-generic="roman" fo:font-size="14pt" fo:font-weight="normal" style:font-name-asian="DejaVu Sans" style:font-family-asian="'DejaVu Sans'" style:font-family-generic-asian="system" style:font-pitch-asian="variable" style:font-size-asian="14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icture" style:family="paragraph" style:default-outline-level="">
      <style:paragraph-properties fo:margin-left="0cm" fo:margin-right="0.986cm" fo:margin-top="0cm" fo:margin-bottom="0.88cm" style:contextual-spacing="false" fo:text-align="center" style:justify-single-word="false" fo:orphans="2" fo:widows="2" fo:text-indent="0cm" style:auto-text-indent="false" style:writing-mode="lr-tb"/>
      <style:text-properties style:font-name="Microsoft YaHei" fo:font-family="'Microsoft YaHei'" style:font-family-generic="roman" fo:font-size="14pt" fo:font-weight="normal" style:font-name-asian="DejaVu Sans" style:font-family-asian="'DejaVu Sans'" style:font-family-generic-asian="system" style:font-pitch-asian="variable" style:font-size-asian="14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icture_20_name" style:display-name="Picture name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" style:font-family-complex="'Liberation Sans'" style:font-family-generic-complex="system" style:font-pitch-complex="variable" style:font-size-complex="12pt"/>
    </style:style>
    <style:style style:name="WW8Num1z0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fo:font-size="14pt" fo:language="uk" fo:country="UA" style:font-size-asian="14pt" style:font-name-complex="Symbol" style:font-family-complex="Symbol" style:font-family-generic-complex="roman" style:font-pitch-complex="variable" style:font-size-complex="14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Основной_20_шрифт_20_абзаца1" style:display-name="Основной шрифт абзаца1" style:family="text"/>
    <style:style style:name="hps" style:family="text" style:parent-style-name="Основной_20_шрифт_20_абзаца1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ІДГУК</dc:title>
    <meta:initial-creator>Сачук</meta:initial-creator>
    <meta:creation-date>2008-06-01T23:38:00</meta:creation-date>
    <dc:creator>Dmytro Humennyi</dc:creator>
    <dc:date>2016-04-05T15:08:10.664988509</dc:date>
    <meta:print-date>2016-03-11T20:01:56.944790883</meta:print-date>
    <meta:editing-cycles>41</meta:editing-cycles>
    <meta:editing-duration>PT7H14M51S</meta:editing-duration>
    <meta:generator>LibreOffice/4.2.8.2$Linux_X86_64 LibreOffice_project/420m0$Build-2</meta:generator>
    <meta:printed-by>Dmytro Humennyi</meta:printed-by>
    <meta:document-statistic meta:table-count="0" meta:image-count="0" meta:object-count="0" meta:page-count="4" meta:paragraph-count="38" meta:word-count="1079" meta:character-count="8961" meta:non-whitespace-character-count="7928"/>
  </office:meta>
</office:document-meta>
</file>